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://www.geeksforgeeks.org/dynamic-programming-set-16-floyd-warshall-algorithm/" xlink:type="simple">Floyd Warshall Algorithm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17-palindrome-partitioning/" xlink:type="simple">Palindrome Partitioning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18-partition-problem/" xlink:type="simple">Partition problem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18-word-wrap/" xlink:type="simple">Word Wrap Problem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20-maximum-length-chain-of-pairs/" xlink:type="simple">Maximum Length Chain of Pairs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14-variations-of-lis/" xlink:type="simple">Variations of LIS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21-box-stacking-problem/" xlink:type="simple">Box Stacking Problem</text:a></text:p>
          </table:table-cell>
        </table:table-row>
        <table:table-row table:style-name="ro1">
          <table:table-cell office:value-type="string" calcext:value-type="string">
            <text:p><text:a xlink:href="http://www.geeksforgeeks.org/program-for-nth-fibonacci-number/" xlink:type="simple">Program for Fibonacci numbers</text:a></text:p>
          </table:table-cell>
        </table:table-row>
        <table:table-row table:style-name="ro1">
          <table:table-cell office:value-type="string" calcext:value-type="string">
            <text:p><text:a xlink:href="http://www.geeksforgeeks.org/minimum-number-of-jumps-to-reach-end-of-a-given-array/" xlink:type="simple">Minimum number of jumps to reach end</text:a></text:p>
          </table:table-cell>
        </table:table-row>
        <table:table-row table:style-name="ro1">
          <table:table-cell office:value-type="string" calcext:value-type="string">
            <text:p><text:a xlink:href="http://www.geeksforgeeks.org/maximum-size-sub-matrix-with-all-1s-in-a-binary-matrix/" xlink:type="simple">Maximum size square sub-matrix with all 1s</text:a></text:p>
          </table:table-cell>
        </table:table-row>
        <table:table-row table:style-name="ro1">
          <table:table-cell office:value-type="string" calcext:value-type="string">
            <text:p><text:a xlink:href="http://www.geeksforgeeks.org/ugly-numbers/" xlink:type="simple">Ugly Numbers</text:a></text:p>
          </table:table-cell>
        </table:table-row>
        <table:table-row table:style-name="ro1">
          <table:table-cell office:value-type="string" calcext:value-type="string">
            <text:p><text:a xlink:href="http://www.geeksforgeeks.org/largest-sum-contiguous-subarray/" xlink:type="simple">Largest Sum Contiguous Subarray</text:a></text:p>
          </table:table-cell>
        </table:table-row>
        <table:table-row table:style-name="ro1">
          <table:table-cell office:value-type="string" calcext:value-type="string">
            <text:p><text:a xlink:href="http://www.geeksforgeeks.org/longest-palindrome-substring-set-1/" xlink:type="simple">Longest Palindromic Substring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23-bellman-ford-algorithm/" xlink:type="simple">Bellman–Ford Algorithm for Shortest Paths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24-optimal-binary-search-tree/" xlink:type="simple">Optimal Binary Search Tree</text:a></text:p>
          </table:table-cell>
        </table:table-row>
        <table:table-row table:style-name="ro1">
          <table:table-cell office:value-type="string" calcext:value-type="string">
            <text:p><text:a xlink:href="http://www.geeksforgeeks.org/largest-independent-set-problem/" xlink:type="simple">Largest Independent Set Problem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ubset-sum-problem/" xlink:type="simple">Subset Sum Problem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27-max-sum-rectangle-in-a-2d-matrix/" xlink:type="simple">Maximum sum rectangle in a 2D matrix</text:a></text:p>
          </table:table-cell>
        </table:table-row>
        <table:table-row table:style-name="ro1">
          <table:table-cell office:value-type="string" calcext:value-type="string">
            <text:p><text:a xlink:href="http://www.geeksforgeeks.org/count-number-binary-strings-without-consecutive-1s/" xlink:type="simple">Count number of binary strings without consecutive 1?s</text:a></text:p>
          </table:table-cell>
        </table:table-row>
        <table:table-row table:style-name="ro1">
          <table:table-cell office:value-type="string" calcext:value-type="string">
            <text:p><text:a xlink:href="http://www.geeksforgeeks.org/dynamic-programming-set-37-boolean-parenthesization-problem/" xlink:type="simple">Boolean Parenthesization Problem</text:a></text:p>
          </table:table-cell>
        </table:table-row>
        <table:table-row table:style-name="ro1">
          <table:table-cell office:value-type="string" calcext:value-type="string">
            <text:p><text:a xlink:href="http://www.geeksforgeeks.org/count-ways-reach-nth-stair/" xlink:type="simple">Count ways to reach the n’th stair</text:a></text:p>
          </table:table-cell>
        </table:table-row>
        <table:table-row table:style-name="ro1">
          <table:table-cell office:value-type="string" calcext:value-type="string">
            <text:p><text:a xlink:href="http://www.geeksforgeeks.org/minimum-cost-polygon-triangulation/" xlink:type="simple">Minimum Cost Polygon Triangulation</text:a></text:p>
          </table:table-cell>
        </table:table-row>
        <table:table-row table:style-name="ro1">
          <table:table-cell office:value-type="string" calcext:value-type="string">
            <text:p><text:a xlink:href="http://www.geeksforgeeks.org/mobile-numeric-keypad-problem/" xlink:type="simple">Mobile Numeric Keypad Problem</text:a></text:p>
          </table:table-cell>
        </table:table-row>
        <table:table-row table:style-name="ro1">
          <table:table-cell office:value-type="string" calcext:value-type="string">
            <text:p><text:a xlink:href="http://www.geeksforgeeks.org/count-of-n-digit-numbers-whose-sum-of-digits-equals-to-given-sum/" xlink:type="simple">Count of n digit numbers whose sum of digits equals to given sum</text:a></text:p>
          </table:table-cell>
        </table:table-row>
        <table:table-row table:style-name="ro1">
          <table:table-cell office:value-type="string" calcext:value-type="string">
            <text:p><text:a xlink:href="http://www.geeksforgeeks.org/minimum-positive-points-to-reach-destination/" xlink:type="simple">Minimum Initial Points to Reach Destination</text:a></text:p>
          </table:table-cell>
        </table:table-row>
        <table:table-row table:style-name="ro1">
          <table:table-cell office:value-type="string" calcext:value-type="string">
            <text:p><text:a xlink:href="http://www.geeksforgeeks.org/total-number-of-non-decreasing-numbers-with-n-digits/" xlink:type="simple">Total number of non-decreasing numbers with n digits</text:a></text:p>
          </table:table-cell>
        </table:table-row>
        <table:table-row table:style-name="ro1">
          <table:table-cell office:value-type="string" calcext:value-type="string">
            <text:p><text:a xlink:href="http://www.geeksforgeeks.org/find-length-of-the-longest-consecutive-path-in-a-character-matrix/" xlink:type="simple">Find length of the longest consecutive path from a given starting character</text:a></text:p>
          </table:table-cell>
        </table:table-row>
        <table:table-row table:style-name="ro1">
          <table:table-cell office:value-type="string" calcext:value-type="string">
            <text:p><text:a xlink:href="http://www.geeksforgeeks.org/tiling-problem/" xlink:type="simple">Tiling Problem</text:a></text:p>
          </table:table-cell>
        </table:table-row>
        <table:table-row table:style-name="ro1">
          <table:table-cell office:value-type="string" calcext:value-type="string">
            <text:p><text:a xlink:href="http://www.geeksforgeeks.org/minimum-number-of-squares-whose-sum-equals-to-given-number-n/" xlink:type="simple">Minimum number of squares whose sum equals to given number n</text:a></text:p>
          </table:table-cell>
        </table:table-row>
        <table:table-row table:style-name="ro1">
          <table:table-cell office:value-type="string" calcext:value-type="string">
            <text:p><text:a xlink:href="http://www.geeksforgeeks.org/find-minimum-number-of-coins-that-make-a-change/" xlink:type="simple">Find minimum number of coins that make a given value</text:a></text:p>
          </table:table-cell>
        </table:table-row>
        <table:table-row table:style-name="ro1">
          <table:table-cell office:value-type="string" calcext:value-type="string">
            <text:p><text:a xlink:href="http://www.geeksforgeeks.org/collect-maximum-points-in-a-grid-using-two-traversals/" xlink:type="simple">Collect maximum points in a grid using two traversals</text:a></text:p>
          </table:table-cell>
        </table:table-row>
        <table:table-row table:style-name="ro1">
          <table:table-cell office:value-type="string" calcext:value-type="string">
            <text:p><text:a xlink:href="http://www.geeksforgeeks.org/shortest-common-supersequence/" xlink:type="simple">Shortest Common Supersequence</text:a></text:p>
          </table:table-cell>
        </table:table-row>
        <table:table-row table:style-name="ro1">
          <table:table-cell office:value-type="string" calcext:value-type="string">
            <text:p><text:a xlink:href="http://www.geeksforgeeks.org/count-sum-of-digits-in-numbers-from-1-to-n/" xlink:type="simple">Compute sum of digits in all numbers from 1 to n</text:a></text:p>
          </table:table-cell>
        </table:table-row>
        <table:table-row table:style-name="ro1">
          <table:table-cell office:value-type="string" calcext:value-type="string">
            <text:p><text:a xlink:href="http://www.geeksforgeeks.org/count-possible-ways-to-construct-buildings/" xlink:type="simple">Count possible ways to construct buildings</text:a></text:p>
          </table:table-cell>
        </table:table-row>
        <table:table-row table:style-name="ro1">
          <table:table-cell office:value-type="string" calcext:value-type="string">
            <text:p><text:a xlink:href="http://www.geeksforgeeks.org/maximum-profit-by-buying-and-selling-a-share-at-most-twice/" xlink:type="simple">Maximum profit by buying and selling a share at most twice</text:a></text:p>
          </table:table-cell>
        </table:table-row>
        <table:table-row table:style-name="ro1">
          <table:table-cell office:value-type="string" calcext:value-type="string">
            <text:p><text:a xlink:href="http://www.geeksforgeeks.org/how-to-print-maximum-number-of-a-using-given-four-keys/" xlink:type="simple">How to print maximum number of A’s using given four keys</text:a></text:p>
          </table:table-cell>
        </table:table-row>
        <table:table-row table:style-name="ro1">
          <table:table-cell office:value-type="string" calcext:value-type="string">
            <text:p><text:a xlink:href="http://www.geeksforgeeks.org/find-the-minimum-cost-to-reach-a-destination-where-every-station-is-connected-in-one-direction/" xlink:type="simple">Find the minimum cost to reach destination using a train</text:a></text:p>
          </table:table-cell>
        </table:table-row>
        <table:table-row table:style-name="ro1">
          <table:table-cell office:value-type="string" calcext:value-type="string">
            <text:p><text:a xlink:href="http://www.geeksforgeeks.org/vertex-cover-problem-set-2-dynamic-programming-solution-tree/" xlink:type="simple">Vertex Cover Problem | Set 2 (Dynamic Programming Solution for Tree)</text:a></text:p>
          </table:table-cell>
        </table:table-row>
        <table:table-row table:style-name="ro1">
          <table:table-cell office:value-type="string" calcext:value-type="string">
            <text:p><text:a xlink:href="http://www.geeksforgeeks.org/count-number-ways-reach-given-score-game/" xlink:type="simple">Count number of ways to reach a given score in a game</text:a></text:p>
          </table:table-cell>
        </table:table-row>
        <table:table-row table:style-name="ro1">
          <table:table-cell office:value-type="string" calcext:value-type="string">
            <text:p><text:a xlink:href="http://www.geeksforgeeks.org/weighted-job-scheduling/" xlink:type="simple">Weighted Job Scheduling</text:a></text:p>
          </table:table-cell>
        </table:table-row>
        <table:table-row table:style-name="ro1">
          <table:table-cell office:value-type="string" calcext:value-type="string">
            <text:p><text:a xlink:href="http://www.geeksforgeeks.org/longest-even-length-substring-sum-first-second-half/" xlink:type="simple">Longest Even Length Substring such that Sum of First and Second Half is same</text:a></text:p>
          </table:table-cell>
        </table:table-row>
        <table:table-row table:style-name="ro1">
          <table:table-cell office:value-type="string" calcext:value-type="string">
            <text:p><text:a xlink:href="http://www.geeksforgeeks.org/minimum-cost-polygon-triangulation/" xlink:type="simple">Minimum Cost Polygon Triangulation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23:39:22.348833646</meta:creation-date>
    <dc:date>2016-08-29T03:04:53.115143349</dc:date>
    <meta:editing-duration>PT3H10M20S</meta:editing-duration>
    <meta:editing-cycles>1</meta:editing-cycles>
    <meta:document-statistic meta:table-count="1" meta:cell-count="42" meta:object-count="0"/>
    <meta:generator>LibreOffice/4.2.8.2$Linux_X86_64 LibreOffice_project/420m0$Build-2</meta:generator>
  </office:meta>
</office:document-meta>
</file>